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197f" officeooo:paragraph-rsid="0020197f"/>
    </style:style>
    <style:style style:name="P2" style:family="paragraph" style:parent-style-name="Standard">
      <style:text-properties officeooo:rsid="002102a3" officeooo:paragraph-rsid="002102a3"/>
    </style:style>
    <style:style style:name="P3" style:family="paragraph" style:parent-style-name="Standard">
      <style:text-properties officeooo:rsid="00210b57" officeooo:paragraph-rsid="00210b57"/>
    </style:style>
    <style:style style:name="P4" style:family="paragraph" style:parent-style-name="Standard">
      <style:text-properties officeooo:rsid="00226e2c" officeooo:paragraph-rsid="00226e2c"/>
    </style:style>
    <style:style style:name="P5" style:family="paragraph" style:parent-style-name="Standard">
      <style:text-properties officeooo:rsid="00229d89" officeooo:paragraph-rsid="00229d89"/>
    </style:style>
    <style:style style:name="P6" style:family="paragraph" style:parent-style-name="Standard">
      <style:text-properties officeooo:rsid="0023ef31" officeooo:paragraph-rsid="0023ef31"/>
    </style:style>
    <style:style style:name="P7" style:family="paragraph" style:parent-style-name="Standard">
      <style:text-properties officeooo:rsid="0025bcb0" officeooo:paragraph-rsid="0025bcb0"/>
    </style:style>
    <style:style style:name="P8" style:family="paragraph" style:parent-style-name="Standard">
      <style:text-properties officeooo:rsid="0025e064" officeooo:paragraph-rsid="0025e064"/>
    </style:style>
    <style:style style:name="P9" style:family="paragraph" style:parent-style-name="Standard">
      <style:text-properties officeooo:rsid="00288caa" officeooo:paragraph-rsid="0025e064"/>
    </style:style>
    <style:style style:name="P10" style:family="paragraph" style:parent-style-name="Standard">
      <style:text-properties officeooo:rsid="00288caa" officeooo:paragraph-rsid="00288caa"/>
    </style:style>
    <style:style style:name="T1" style:family="text">
      <style:text-properties fo:language="hu" fo:country="HU"/>
    </style:style>
    <style:style style:name="T2" style:family="text">
      <style:text-properties fo:language="hu" fo:country="HU" officeooo:rsid="00210b57"/>
    </style:style>
    <style:style style:name="T3" style:family="text">
      <style:text-properties fo:language="hu" fo:country="HU" officeooo:rsid="00226e2c"/>
    </style:style>
    <style:style style:name="T4" style:family="text">
      <style:text-properties fo:language="hu" fo:country="HU" officeooo:rsid="00260a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ign Files... <text:span text:style-name="T1">= Fájlok párhuzamosítása</text:span></text:p>
      <text:p text:style-name="P1"><text:span text:style-name="T1">Browse… = Tallózás</text:span></text:p>
      <text:p text:style-name="P1"><text:span text:style-name="T1">File… = Fájl</text:span></text:p>
      <text:p text:style-name="P1"><text:span text:style-name="T1">Edit… = Szerkesztés</text:span></text:p>
      <text:p text:style-name="P1"><text:span text:style-name="T1">View = Nézet</text:span></text:p>
      <text:p text:style-name="P1"><text:span text:style-name="T1">Options = Opciók</text:span></text:p>
      <text:p text:style-name="P1"><text:span text:style-name="T1">Reset = </text:span><text:span text:style-name="T4">Mégsem</text:span></text:p>
      <text:p text:style-name="P1"><text:span text:style-name="T1">Reload = Újratöltés</text:span></text:p>
      <text:p text:style-name="P1"><text:span text:style-name="T1">Close = Bezár</text:span></text:p>
      <text:p text:style-name="P1"><text:span text:style-name="T1">Highlight = Kiemelés</text:span></text:p>
      <text:p text:style-name="P1"><text:span text:style-name="T1">Highlight pattern = Kiemelési minta</text:span></text:p>
      <text:p text:style-name="P1"><text:span text:style-name="T1">Options = Opciók</text:span></text:p>
      <text:p text:style-name="P1"><text:span text:style-name="T1">Remove tags = Címkék törlése</text:span></text:p>
      <text:p text:style-name="P1"><text:span text:style-name="T1">Segmentation Rules = Szövegdarabolási szabályok</text:span></text:p>
      <text:p text:style-name="P2"><text:span text:style-name="T1">File Filters = Állományszűrők</text:span></text:p>
      <text:p text:style-name="P2"><text:span text:style-name="T1">Comparison mode = </text:span><text:span text:style-name="T2">Összevetés módja</text:span></text:p>
      <text:p text:style-name="P3"><text:span text:style-name="T1">Heapwise = </text:span><text:span text:style-name="T3">Egészében</text:span></text:p>
      <text:p text:style-name="P4"><text:span text:style-name="T1">Parsewise = Részekre bontva</text:span></text:p>
      <text:p text:style-name="P5"><text:span text:style-name="T1">Algorithm = Algoritmus</text:span></text:p>
      <text:p text:style-name="P5"><text:span text:style-name="T1">Viterbi = Viterbi</text:span></text:p>
      <text:p text:style-name="P5"><text:span text:style-name="T1">Forward-Backward = Előre-Hátra</text:span></text:p>
      <text:p text:style-name="P6"><text:span text:style-name="T1">Calculator = Számítás</text:span></text:p>
      <text:p text:style-name="P6"><text:span text:style-name="T1">Normal = Normális</text:span></text:p>
      <text:p text:style-name="P6"><text:span text:style-name="T1">Poisson = Poisson</text:span></text:p>
      <text:p text:style-name="P7"><text:span text:style-name="T1">Average score = Átlagpontszám</text:span></text:p>
      <text:p text:style-name="P7"><text:span text:style-name="T1">Counter = Számláló</text:span></text:p>
      <text:p text:style-name="P7"><text:span text:style-name="T1">Word = Szó</text:span></text:p>
      <text:p text:style-name="P7"><text:span text:style-name="T1">Character = Karakter</text:span></text:p>
      <text:p text:style-name="P8"><text:span text:style-name="T1">Segment = Szegmens</text:span></text:p>
      <text:p text:style-name="P8"><text:span text:style-name="T1">Hide Tags = Címkék elrejtése</text:span></text:p>
      <text:p text:style-name="P8"><text:span text:style-name="T1">Highlight = Kiemelés </text:span></text:p>
      <text:p text:style-name="P8"><text:span text:style-name="T1">Rules = Szabályok</text:span></text:p>
      <text:p text:style-name="P8"><text:span text:style-name="T1">Filters = Szűrők</text:span></text:p>
      <text:p text:style-name="P8"><text:span text:style-name="T1">Pattern = Minták…</text:span></text:p>
      <text:p text:style-name="P8"><text:span text:style-name="T1">Reset = Mégsem </text:span></text:p>
      <text:p text:style-name="P9"><text:span text:style-name="T1">Continue = Folytatás</text:span></text:p>
      <text:p text:style-name="P10"><text:span text:style-name="T1">Split = Felosztás</text:span></text:p>
      <text:p text:style-name="P10"><text:span text:style-name="T1">Merge = Egyesítés</text:span></text:p>
      <text:p text:style-name="P10"><text:span text:style-name="T1">Edit = Szerkesztés</text:span></text:p>
      <text:p text:style-name="P10"><text:span text:style-name="T1">Step 1: Adjust alignment parameters = 1 Lépés: Párhuzamosítási paraméterek beállítása</text:span></text:p>
      <text:p text:style-name="P10"><text:span text:style-name="T1">Step 2: Make manual corrections = 2 Lépés: Kézi módosítások elvégzés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6T20:19:02.464000000</meta:creation-date>
    <meta:generator>LibreOffice/7.6.2.1$Windows_X86_64 LibreOffice_project/56f7684011345957bbf33a7ee678afaf4d2ba333</meta:generator>
    <dc:date>2023-11-26T20:33:28.463000000</dc:date>
    <meta:editing-duration>PT14M22S</meta:editing-duration>
    <meta:editing-cycles>11</meta:editing-cycles>
    <meta:document-statistic meta:table-count="0" meta:image-count="0" meta:object-count="0" meta:page-count="1" meta:paragraph-count="41" meta:word-count="154" meta:character-count="977" meta:non-whitespace-character-count="862"/>
  </office:meta>
</office:document-meta>
</file>